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ad213" officeooo:paragraph-rsid="001112be"/>
    </style:style>
    <style:style style:name="P7" style:family="paragraph" style:parent-style-name="Table_20_Contents">
      <style:text-properties officeooo:rsid="0008c033" officeooo:paragraph-rsid="001112b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0ae7b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attore">
      <style:text-properties officeooo:rsid="000d8292" officeooo:paragraph-rsid="000ad213"/>
    </style:style>
    <style:style style:name="P14" style:family="paragraph" style:parent-style-name="Azione_20_sistema">
      <style:text-properties officeooo:rsid="000ad213" officeooo:paragraph-rsid="00093f40"/>
    </style:style>
    <style:style style:name="P15" style:family="paragraph" style:parent-style-name="Azione_20_sistema">
      <style:text-properties officeooo:rsid="000ad213" officeooo:paragraph-rsid="000ad213"/>
    </style:style>
    <style:style style:name="P16" style:family="paragraph" style:parent-style-name="Azione_20_sistema">
      <style:text-properties officeooo:rsid="000d8292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normal" officeooo:rsid="001717b3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officeooo:rsid="000df212"/>
    </style:style>
    <style:style style:name="T7" style:family="text">
      <style:text-properties officeooo:rsid="000f1158"/>
    </style:style>
    <style:style style:name="T8" style:family="text">
      <style:text-properties officeooo:rsid="000f7c4e"/>
    </style:style>
    <style:style style:name="T9" style:family="text">
      <style:text-properties officeooo:rsid="001004f8"/>
    </style:style>
    <style:style style:name="T10" style:family="text">
      <style:text-properties officeooo:rsid="000a3f9c"/>
    </style:style>
    <style:style style:name="T11" style:family="text">
      <style:text-properties officeooo:rsid="00108f40"/>
    </style:style>
    <style:style style:name="T12" style:family="text">
      <style:text-properties officeooo:rsid="00195718"/>
    </style:style>
    <style:style style:name="T13" style:family="text">
      <style:text-properties officeooo:rsid="001112be"/>
    </style:style>
    <style:style style:name="T14" style:family="text">
      <style:text-properties officeooo:rsid="0014af7b"/>
    </style:style>
    <style:style style:name="T15" style:family="text">
      <style:text-properties officeooo:rsid="000b7d41"/>
    </style:style>
    <style:style style:name="T16" style:family="text">
      <style:text-properties officeooo:rsid="0013a075"/>
    </style:style>
    <style:style style:name="T17" style:family="text">
      <style:text-properties officeooo:rsid="0014b27c"/>
    </style:style>
    <style:style style:name="T18" style:family="text">
      <style:text-properties officeooo:rsid="00153477"/>
    </style:style>
    <style:style style:name="T19" style:family="text">
      <style:text-properties officeooo:rsid="0017f08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8">Rimozione</text:span>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7">Iniziato da: </text:span><text:span text:style-name="T3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</text:span><text:span text:style-name="T3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707921" text:style-name="Numerazione_20_UC">
              <text:list-item text:start-value="1">
                <text:p text:style-name="P11"><text:span text:style-name="T1">L' utente accede </text:span><text:span text:style-name="T4">alla sezione eventi </text:span><text:span text:style-name="T9">(include </text:span><text:span text:style-name="T2">Visualizza Eventi</text:span><text:span text:style-name="T9">)</text:span></text:p>
                <text:p text:style-name="P14"/>
              </text:list-item>
              <text:list-item>
                <text:p text:style-name="P15">Il sistema mostra <text:span text:style-name="T18">la lista degli eventi</text:span></text:p>
                <text:p text:style-name="P12"/>
              </text:list-item>
              <text:list-item>
                <text:p text:style-name="P12">L<text:span text:style-name="T5">'</text:span>utente seleziona <text:span text:style-name="T5">un evento da</text:span><text:span text:style-name="T18">lla lista degli eventi</text:span></text:p>
                <text:p text:style-name="P16"/>
              </text:list-item>
              <text:list-item>
                <text:p text:style-name="P15">Il sistema mostra un form <text:span text:style-name="T5">con i dati dell'evento</text:span></text:p>
                <text:p text:style-name="P13"/>
              </text:list-item>
              <text:list-item>
                <text:p text:style-name="P12">L'utente <text:span text:style-name="T6">seleziona la funzione RimuoviEvento</text:span></text:p>
                <text:p text:style-name="P12"/>
              </text:list-item>
              <text:list-item>
                <text:p text:style-name="P15">Il sistema <text:span text:style-name="T16">visualizza un messaggio di avvenuta </text:span><text:span text:style-name="T6">rimozione </text:span><text:span text:style-name="T7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<text:span text:style-name="T19">EventPlanner</text:span><text:span text:style-name="T10"> ha </text:span><text:span text:style-name="T13">selezionato </text:span><text:span text:style-name="T14">l' evento</text:span><text:span text:style-name="T15"> </text:span><text:span text:style-name="T10">correttamente, </text:span><text:span text:style-name="T11">ha confermato l' operazione e il sistema ha aggiornato </text:span><text:span text:style-name="T14">l'elenco eventi.</text:span></text:p>
            <text:p text:style-name="P7"><text:span text:style-name="T10">L'</text:span><text:span text:style-name="T19">EventPlanner</text:span><text:span text:style-name="T13"> </text:span><text:span text:style-name="T11">ha </text:span><text:span text:style-name="T12">annullato</text:span><text:span text:style-name="T11"> </text:span><text:span text:style-name="T12">l' </text:span><text:span text:style-name="T11">operazione <text:s/></text:span><text:span text:style-name="T12">e </text:span><text:span text:style-name="T11">il sistema </text:span><text:span text:style-name="T12">non </text:span><text:span text:style-name="T11">ha </text:span><text:span text:style-name="T13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707850" text:style-name="L1">
              <text:list-item>
                <text:p text:style-name="P10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16</meta:editing-cycles>
    <meta:generator>LibreOffice/3.6$Windows_x86 LibreOffice_project/da8c1e6-fd468f4-454e206-f42a4a9-143cfd</meta:generator>
    <dc:date>2012-10-21T22:58:06.54</dc:date>
    <meta:document-statistic meta:table-count="1" meta:image-count="0" meta:object-count="0" meta:page-count="1" meta:paragraph-count="22" meta:word-count="139" meta:character-count="902" meta:non-whitespace-character-count="790"/>
  </office:meta>
</office:document-meta>
</file>